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4" style:parent-style-name="Standard" style:family="paragraph">
      <style:paragraph-properties fo:text-align="center"/>
      <style:text-properties fo:font-weight="bold" style:font-weight-asian="bold" style:font-weight-complex="bold" fo:font-size="24pt" style:font-size-asian="24pt" style:font-size-complex="24pt"/>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Standard" style:family="paragraph">
      <style:paragraph-properties fo:text-align="center"/>
      <style:text-properties fo:font-weight="bold" style:font-weight-asian="bold" style:font-weight-complex="bold" fo:font-size="18pt" style:font-size-asian="18pt" style:font-size-complex="18pt"/>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T10" style:parent-style-name="Policepardéfau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end"/>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end"/>
    </style:style>
    <style:style style:name="P44" style:parent-style-name="Standard" style:family="paragraph">
      <style:paragraph-properties fo:text-align="center"/>
    </style:style>
    <style:style style:name="P45" style:parent-style-name="Standard" style:family="paragraph">
      <style:paragraph-properties fo:text-align="end"/>
      <style:text-properties fo:font-weight="bold" style:font-weight-asian="bold" style:font-weight-complex="bold"/>
    </style:style>
    <style:style style:name="P46" style:parent-style-name="Standard" style:family="paragraph">
      <style:paragraph-properties fo:text-align="center"/>
      <style:text-properties fo:font-weight="bold" style:font-weight-asian="bold" style:font-weight-complex="bold" fo:font-size="18pt" style:font-size-asian="18pt" style:font-size-complex="18pt"/>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52"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53"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54" style:parent-style-name="Standard" style:list-style-name="LFO1" style:family="paragraph"/>
    <style:style style:name="P55" style:parent-style-name="Standard" style:list-style-name="LFO1" style:family="paragraph"/>
    <style:style style:name="P56" style:parent-style-name="Standard" style:list-style-name="LFO1" style:family="paragraph"/>
    <style:style style:name="P57" style:parent-style-name="Standard" style:list-style-name="LFO1" style:family="paragraph"/>
    <style:style style:name="P58" style:parent-style-name="Standard" style:list-style-name="LFO1" style:family="paragraph"/>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P63" style:parent-style-name="Standard" style:list-style-name="LFO1" style:family="paragraph"/>
    <style:style style:name="P64" style:parent-style-name="Standard" style:list-style-name="LFO1" style:family="paragraph"/>
    <style:style style:name="P65"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66"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67"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68" style:parent-style-name="Standard" style:list-style-name="LFO2" style:family="paragraph"/>
    <style:style style:name="P69" style:parent-style-name="Standard" style:list-style-name="LFO2" style:family="paragraph"/>
    <style:style style:name="P70" style:parent-style-name="Standard" style:list-style-name="LFO2" style:family="paragraph"/>
    <style:style style:name="P71"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72"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73"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74" style:parent-style-name="Standard" style:family="paragraph">
      <style:text-properties fo:font-weight="bold" style:font-weight-asian="bold" style:font-weight-complex="bold" fo:font-style="italic" style:font-style-asian="italic" style:font-style-complex="italic" fo:font-size="15pt" style:font-size-asian="15pt" style:font-size-complex="15pt"/>
    </style:style>
    <style:style style:name="P75" style:parent-style-name="Standard" style:family="paragraph">
      <style:paragraph-properties fo:text-align="end"/>
      <style:text-properties fo:font-weight="bold" style:font-weight-asian="bold" style:font-weight-complex="bold"/>
    </style:style>
    <style:style style:name="P76" style:parent-style-name="Standard" style:family="paragraph">
      <style:paragraph-properties fo:text-align="justify"/>
      <style:text-properties fo:font-weight="bold" style:font-weight-asian="bold" style:font-weight-complex="bold" fo:color="#FF0000" fo:font-size="24pt" style:font-size-asian="24pt" style:font-size-complex="24pt" style:text-underline-type="single" style:text-underline-style="solid" style:text-underline-width="auto" style:text-underline-mode="continuous"/>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text-properties fo:font-weight="bold" style:font-weight-asian="bold" style:font-weight-complex="bold" fo:color="#FF0000" fo:font-size="24pt" style:font-size-asian="24pt" style:font-size-complex="24pt" style:text-underline-type="single" style:text-underline-style="solid" style:text-underline-width="auto" style:text-underline-mode="continuous"/>
    </style:style>
    <style:style style:name="P83" style:parent-style-name="Standard" style:family="paragraph">
      <style:paragraph-properties fo:text-align="justify"/>
      <style:text-properties fo:color="#FF0000"/>
    </style:style>
    <style:style style:name="P84" style:parent-style-name="Standard" style:family="paragraph">
      <style:paragraph-properties fo:text-align="justify"/>
      <style:text-properties fo:font-weight="bold" style:font-weight-asian="bold" style:font-weight-complex="bold" fo:color="#FF0000" fo:font-size="24pt" style:font-size-asian="24pt" style:font-size-complex="24pt" style:text-underline-type="single" style:text-underline-style="solid" style:text-underline-width="auto" style:text-underline-mode="continuous"/>
    </style:style>
    <style:style style:name="P85" style:parent-style-name="Standard" style:family="paragraph">
      <style:paragraph-properties fo:text-align="justify"/>
    </style:style>
    <style:style style:name="P86" style:parent-style-name="Standard" style:list-style-name="LFO3" style:family="paragraph">
      <style:paragraph-properties fo:text-align="justify"/>
    </style:style>
    <style:style style:name="P87" style:parent-style-name="Standard" style:family="paragraph">
      <style:paragraph-properties fo:text-align="justify"/>
    </style:style>
    <style:style style:name="P88" style:parent-style-name="Standard" style:list-style-name="LFO4" style:family="paragraph">
      <style:paragraph-properties fo:text-align="justify"/>
    </style:style>
    <style:style style:name="P89" style:parent-style-name="Standard" style:family="paragraph">
      <style:paragraph-properties fo:text-align="justify"/>
    </style:style>
    <style:style style:name="P90" style:parent-style-name="Standard" style:list-style-name="LFO5" style:family="paragraph">
      <style:paragraph-properties fo:text-align="justify"/>
    </style:style>
    <style:style style:name="P91" style:parent-style-name="Standard" style:family="paragraph">
      <style:paragraph-properties fo:text-align="justify"/>
    </style:style>
    <style:style style:name="P92" style:parent-style-name="Standard" style:list-style-name="LFO5" style:family="paragraph">
      <style:paragraph-properties fo:text-align="justify"/>
    </style:style>
    <style:style style:name="P93" style:parent-style-name="Standard" style:family="paragraph">
      <style:paragraph-properties fo:text-align="justify"/>
    </style:style>
    <style:style style:name="P94" style:parent-style-name="Standard" style:list-style-name="LFO5"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5"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text-properties fo:font-weight="bold" style:font-weight-asian="bold" style:font-weight-complex="bold"/>
    </style:style>
    <style:style style:name="P100" style:parent-style-name="Standard" style:list-style-name="LFO5" style:family="paragraph">
      <style:paragraph-properties fo:text-align="justify"/>
    </style:style>
    <style:style style:name="P101" style:parent-style-name="Standard" style:family="paragraph">
      <style:paragraph-properties fo:text-align="justify"/>
    </style:style>
    <style:style style:name="P102" style:parent-style-name="Standard" style:list-style-name="LFO5" style:family="paragraph">
      <style:paragraph-properties fo:text-align="justify"/>
    </style:style>
    <style:style style:name="P103" style:parent-style-name="Standard" style:family="paragraph">
      <style:paragraph-properties fo:text-align="justify"/>
    </style:style>
    <style:style style:name="P104" style:parent-style-name="Standard" style:list-style-name="LFO5" style:family="paragraph">
      <style:paragraph-properties fo:text-align="justify"/>
    </style:style>
    <style:style style:name="P105" style:parent-style-name="Standard" style:family="paragraph">
      <style:paragraph-properties fo:text-align="justify"/>
    </style:style>
    <style:style style:name="P106" style:parent-style-name="Standard" style:list-style-name="LFO5" style:family="paragraph">
      <style:paragraph-properties fo:text-align="justify"/>
    </style:style>
    <style:style style:name="P107" style:parent-style-name="Standard" style:list-style-name="LFO5"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Policepardéfaut" style:family="text">
      <style:text-properties fo:font-weight="bold" style:font-weight-asian="bold" style:font-weight-complex="bold" fo:color="#FF0000" fo:font-size="24pt" style:font-size-asian="24pt" style:font-size-complex="24pt" style:text-underline-type="single" style:text-underline-style="solid" style:text-underline-width="auto" style:text-underline-mode="continuous"/>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list-style-name="LFO6" style:family="paragraph">
      <style:paragraph-properties fo:text-align="justify"/>
    </style:style>
    <style:style style:name="P117" style:parent-style-name="Standard" style:family="paragraph">
      <style:paragraph-properties fo:text-align="justify"/>
      <style:text-properties fo:font-weight="bold" style:font-weight-asian="bold" style:font-weight-complex="bold"/>
    </style:style>
    <style:style style:name="P118" style:parent-style-name="Standard" style:family="paragraph">
      <style:paragraph-properties fo:text-align="justify"/>
    </style:style>
    <style:style style:name="P119" style:parent-style-name="Standard" style:list-style-name="LFO6" style:family="paragraph">
      <style:paragraph-properties fo:text-align="justify"/>
    </style:style>
    <style:style style:name="P120" style:parent-style-name="Standard" style:family="paragraph">
      <style:paragraph-properties fo:text-align="justify"/>
    </style:style>
    <style:style style:name="P121" style:parent-style-name="Standard" style:list-style-name="LFO6"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Policepardéfaut" style:family="text">
      <style:text-properties fo:font-weight="bold" style:font-weight-asian="bold" style:font-weight-complex="bold" fo:color="#FF0000" fo:font-size="24pt" style:font-size-asian="24pt" style:font-size-complex="24pt" style:text-underline-type="single" style:text-underline-style="solid" style:text-underline-width="auto" style:text-underline-mode="continuous"/>
    </style:style>
    <style:style style:name="P128" style:parent-style-name="Standard" style:family="paragraph">
      <style:paragraph-properties fo:text-align="justify"/>
      <style:text-properties fo:font-weight="bold" style:font-weight-asian="bold" style:font-weight-complex="bold" fo:color="#FF0000" style:text-underline-type="single" style:text-underline-style="solid" style:text-underline-width="auto" style:text-underline-mode="continuous"/>
    </style:style>
    <style:style style:name="P129" style:parent-style-name="Standard" style:family="paragraph">
      <style:paragraph-properties fo:text-align="justify"/>
      <style:text-properties fo:font-weight="bold" style:font-weight-asian="bold" style:font-weight-complex="bold" fo:color="#FF0000" style:text-underline-type="single" style:text-underline-style="solid" style:text-underline-width="auto" style:text-underline-mode="continuous"/>
    </style:style>
    <style:style style:name="P130" style:parent-style-name="Standard" style:list-style-name="LFO7" style:family="paragraph">
      <style:paragraph-properties fo:text-align="justify"/>
    </style:style>
    <style:style style:name="T131" style:parent-style-name="Policepardéfaut" style:family="text">
      <style:text-properties fo:color="#000000"/>
    </style:style>
    <style:style style:name="T132" style:parent-style-name="Policepardéfaut" style:family="text">
      <style:text-properties fo:color="#000000"/>
    </style:style>
    <style:style style:name="T133" style:parent-style-name="Policepardéfaut" style:family="text">
      <style:text-properties fo:color="#000000"/>
    </style:style>
    <style:style style:name="T134" style:parent-style-name="Policepardéfaut" style:family="text">
      <style:text-properties fo:color="#000000"/>
    </style:style>
    <style:style style:name="T135" style:parent-style-name="Policepardéfaut" style:family="text">
      <style:text-properties fo:color="#000000"/>
    </style:style>
    <style:style style:name="T136" style:parent-style-name="Policepardéfaut" style:family="text">
      <style:text-properties fo:color="#000000"/>
    </style:style>
    <style:style style:name="T137" style:parent-style-name="Policepardéfaut" style:family="text">
      <style:text-properties fo:color="#000000"/>
    </style:style>
    <style:style style:name="T138" style:parent-style-name="Policepardéfaut" style:family="text">
      <style:text-properties fo:color="#000000"/>
    </style:style>
    <style:style style:name="T139" style:parent-style-name="Policepardéfaut" style:family="text">
      <style:text-properties fo:color="#000000"/>
    </style:style>
    <style:style style:name="T140" style:parent-style-name="Policepardéfaut" style:family="text">
      <style:text-properties fo:color="#000000"/>
    </style:style>
    <style:style style:name="T141" style:parent-style-name="Policepardéfaut" style:family="text">
      <style:text-properties fo:color="#000000"/>
    </style:style>
    <style:style style:name="P142" style:parent-style-name="Standard" style:family="paragraph">
      <style:paragraph-properties fo:text-align="justify"/>
      <style:text-properties fo:font-weight="bold" style:font-weight-asian="bold" style:font-weight-complex="bold" fo:color="#FF0000" style:text-underline-type="single" style:text-underline-style="solid" style:text-underline-width="auto" style:text-underline-mode="continuous"/>
    </style:style>
    <style:style style:name="P143" style:parent-style-name="Standard" style:list-style-name="LFO7" style:family="paragraph">
      <style:paragraph-properties fo:text-align="justify"/>
    </style:style>
    <style:style style:name="T144" style:parent-style-name="Policepardéfaut" style:family="text">
      <style:text-properties fo:color="#000000"/>
    </style:style>
    <style:style style:name="T145" style:parent-style-name="Policepardéfaut" style:family="text">
      <style:text-properties fo:color="#000000"/>
    </style:style>
    <style:style style:name="T146" style:parent-style-name="Policepardéfaut" style:family="text">
      <style:text-properties fo:color="#000000"/>
    </style:style>
    <style:style style:name="T147" style:parent-style-name="Policepardéfaut" style:family="text">
      <style:text-properties fo:color="#000000"/>
    </style:style>
    <style:style style:name="T148" style:parent-style-name="Policepardéfaut" style:family="text">
      <style:text-properties fo:color="#000000"/>
    </style:style>
    <style:style style:name="T149" style:parent-style-name="Policepardéfaut" style:family="text">
      <style:text-properties fo:color="#000000"/>
    </style:style>
    <style:style style:name="T150" style:parent-style-name="Policepardéfaut" style:family="text">
      <style:text-properties fo:color="#000000"/>
    </style:style>
    <style:style style:name="T151" style:parent-style-name="Policepardéfaut" style:family="text">
      <style:text-properties fo:color="#000000"/>
    </style:style>
    <style:style style:name="T152" style:parent-style-name="Policepardéfaut" style:family="text">
      <style:text-properties fo:color="#000000"/>
    </style:style>
    <style:style style:name="T153" style:parent-style-name="Policepardéfaut" style:family="text">
      <style:text-properties fo:color="#000000"/>
    </style:style>
    <style:style style:name="T154" style:parent-style-name="Policepardéfaut" style:family="text">
      <style:text-properties fo:color="#000000"/>
    </style:style>
    <style:style style:name="T155" style:parent-style-name="Policepardéfaut" style:family="text">
      <style:text-properties fo:color="#000000"/>
    </style:style>
    <style:style style:name="T156" style:parent-style-name="Policepardéfaut" style:family="text">
      <style:text-properties fo:color="#000000"/>
    </style:style>
    <style:style style:name="P157" style:parent-style-name="Standard" style:family="paragraph">
      <style:paragraph-properties fo:text-align="justify"/>
      <style:text-properties fo:font-weight="bold" style:font-weight-asian="bold" style:font-weight-complex="bold" fo:color="#FF0000" style:text-underline-type="single" style:text-underline-style="solid" style:text-underline-width="auto" style:text-underline-mode="continuous"/>
    </style:style>
    <style:style style:name="P158" style:parent-style-name="Standard" style:list-style-name="LFO8" style:family="paragraph">
      <style:paragraph-properties fo:text-align="justify"/>
    </style:style>
    <style:style style:name="T159" style:parent-style-name="Policepardéfaut" style:family="text">
      <style:text-properties fo:color="#000000"/>
    </style:style>
    <style:style style:name="T160" style:parent-style-name="Policepardéfaut" style:family="text">
      <style:text-properties fo:color="#000000"/>
    </style:style>
    <style:style style:name="T161" style:parent-style-name="Policepardéfaut" style:family="text">
      <style:text-properties fo:color="#000000"/>
    </style:style>
    <style:style style:name="T162" style:parent-style-name="Policepardéfaut" style:family="text">
      <style:text-properties fo:color="#000000"/>
    </style:style>
    <style:style style:name="T163" style:parent-style-name="Policepardéfaut" style:family="text">
      <style:text-properties fo:color="#000000"/>
    </style:style>
    <style:style style:name="T164" style:parent-style-name="Policepardéfaut" style:family="text">
      <style:text-properties fo:color="#000000"/>
    </style:style>
    <style:style style:name="P165" style:parent-style-name="Standard" style:family="paragraph">
      <style:paragraph-properties fo:text-align="justify"/>
      <style:text-properties fo:color="#000000"/>
    </style:style>
    <style:style style:name="P166" style:parent-style-name="Standard" style:family="paragraph">
      <style:paragraph-properties fo:text-align="justify"/>
      <style:text-properties fo:color="#000000"/>
    </style:style>
    <style:style style:name="P167" style:parent-style-name="Standard" style:family="paragraph">
      <style:paragraph-properties fo:text-align="justify"/>
      <style:text-properties fo:color="#000000"/>
    </style:style>
    <style:style style:name="P168" style:parent-style-name="Standard" style:family="paragraph">
      <style:paragraph-properties fo:text-align="justify"/>
      <style:text-properties fo:color="#000000"/>
    </style:style>
    <style:style style:name="P169" style:parent-style-name="Standard" style:family="paragraph">
      <style:paragraph-properties fo:text-align="justify"/>
      <style:text-properties fo:color="#000000"/>
    </style:style>
    <style:style style:name="P170" style:parent-style-name="Standard" style:family="paragraph">
      <style:paragraph-properties fo:text-align="justify"/>
      <style:text-properties fo:font-weight="bold" style:font-weight-asian="bold" style:font-weight-complex="bold" fo:color="#FF0000" fo:font-size="24pt" style:font-size-asian="24pt" style:font-size-complex="24pt" style:text-underline-type="single" style:text-underline-style="solid" style:text-underline-width="auto" style:text-underline-mode="continuous"/>
    </style:style>
    <style:style style:name="P171" style:parent-style-name="Standard" style:family="paragraph">
      <style:paragraph-properties fo:text-align="justify"/>
      <style:text-properties fo:color="#FF0000" fo:font-size="24pt" style:font-size-asian="24pt" style:font-size-complex="24pt" style:text-underline-type="single" style:text-underline-style="solid" style:text-underline-width="auto" style:text-underline-mode="continuous"/>
    </style:style>
    <style:style style:name="P172" style:parent-style-name="Standard" style:list-style-name="LFO9" style:family="paragraph">
      <style:paragraph-properties fo:text-align="justify"/>
      <style:text-properties fo:color="#000000"/>
    </style:style>
    <style:style style:name="P173" style:parent-style-name="Standard" style:family="paragraph">
      <style:paragraph-properties fo:text-align="justify"/>
      <style:text-properties fo:font-weight="bold" style:font-weight-asian="bold" style:font-weight-complex="bold" fo:color="#000000"/>
    </style:style>
    <style:style style:name="P174" style:parent-style-name="Standard" style:list-style-name="LFO9" style:family="paragraph">
      <style:paragraph-properties fo:text-align="justify"/>
      <style:text-properties fo:color="#000000"/>
    </style:style>
    <style:style style:name="P175" style:parent-style-name="Standard" style:family="paragraph">
      <style:paragraph-properties fo:text-align="justify"/>
      <style:text-properties fo:color="#000000"/>
    </style:style>
    <style:style style:name="P176" style:parent-style-name="Standard" style:family="paragraph">
      <style:paragraph-properties fo:text-align="justify"/>
      <style:text-properties fo:color="#000000"/>
    </style:style>
    <style:style style:name="P177" style:parent-style-name="Standard" style:family="paragraph">
      <style:paragraph-properties fo:text-align="justify"/>
      <style:text-properties fo:color="#000000"/>
    </style:style>
    <style:style style:name="P178" style:parent-style-name="Standard" style:family="paragraph">
      <style:paragraph-properties fo:text-align="justify"/>
      <style:text-properties fo:color="#000000"/>
    </style:style>
    <style:style style:name="P179" style:parent-style-name="Standard" style:family="paragraph">
      <style:paragraph-properties fo:text-align="justify"/>
      <style:text-properties fo:color="#000000"/>
    </style:style>
    <style:style style:name="P180" style:parent-style-name="Standard" style:family="paragraph">
      <style:paragraph-properties fo:text-align="justify"/>
      <style:text-properties fo:color="#000000"/>
    </style:style>
    <style:style style:name="P181" style:parent-style-name="Standard" style:family="paragraph">
      <style:paragraph-properties fo:text-align="justify"/>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P187" style:parent-style-name="Standard" style:family="paragraph">
      <style:text-properties fo:color="#000000"/>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family="paragraph">
      <style:paragraph-properties fo:text-align="end"/>
      <style:text-properties fo:color="#000000"/>
    </style:style>
    <style:style style:name="P193" style:parent-style-name="Standard" style:family="paragraph">
      <style:paragraph-properties fo:text-align="end"/>
      <style:text-properties fo:color="#000000"/>
    </style:style>
    <style:style style:name="P194" style:parent-style-name="Standard" style:family="paragraph">
      <style:paragraph-properties fo:text-align="end"/>
      <style:text-properties fo:color="#000000"/>
    </style:style>
    <style:style style:name="P195" style:parent-style-name="Standard" style:family="paragraph">
      <style:paragraph-properties fo:text-align="end"/>
      <style:text-properties fo:color="#000000"/>
    </style:style>
    <style:style style:name="P196" style:parent-style-name="Standard" style:family="paragraph">
      <style:paragraph-properties fo:text-align="end"/>
      <style:text-properties fo:color="#000000"/>
    </style:style>
    <style:style style:name="P197" style:parent-style-name="Standard" style:family="paragraph">
      <style:paragraph-properties fo:text-align="end"/>
      <style:text-properties fo:color="#000000"/>
    </style:style>
    <style:style style:name="P198" style:parent-style-name="Standard" style:family="paragraph">
      <style:paragraph-properties fo:text-align="end"/>
      <style:text-properties fo:color="#000000"/>
    </style:style>
    <style:style style:name="P199" style:parent-style-name="Standard" style:family="paragraph">
      <style:paragraph-properties fo:text-align="end"/>
      <style:text-properties fo:color="#000000"/>
    </style:style>
    <style:style style:name="P200" style:parent-style-name="Standard" style:family="paragraph">
      <style:paragraph-properties fo:text-align="end"/>
      <style:text-properties fo:color="#000000"/>
    </style:style>
    <style:style style:name="P201" style:parent-style-name="Standard" style:family="paragraph">
      <style:paragraph-properties fo:text-align="end"/>
      <style:text-properties fo:color="#000000"/>
    </style:style>
    <style:style style:name="P202" style:parent-style-name="Standard" style:family="paragraph">
      <style:paragraph-properties fo:text-align="end"/>
      <style:text-properties fo:color="#000000"/>
    </style:style>
    <style:style style:name="P203" style:parent-style-name="Standard" style:family="paragraph">
      <style:paragraph-properties fo:text-align="end"/>
      <style:text-properties fo:color="#000000"/>
    </style:style>
    <style:style style:name="P204" style:parent-style-name="Standard" style:family="paragraph">
      <style:paragraph-properties fo:text-align="end"/>
      <style:text-properties fo:color="#000000"/>
    </style:style>
    <style:style style:name="P205" style:parent-style-name="Standard" style:family="paragraph">
      <style:paragraph-properties fo:text-align="end"/>
      <style:text-properties fo:color="#000000"/>
    </style:style>
    <style:style style:name="P206" style:parent-style-name="Standard" style:family="paragraph">
      <style:paragraph-properties fo:text-align="end"/>
      <style:text-properties fo:color="#000000"/>
    </style:style>
    <style:style style:name="P207" style:parent-style-name="Standard" style:family="paragraph">
      <style:paragraph-properties fo:text-align="end"/>
      <style:text-properties fo:color="#000000"/>
    </style:style>
    <style:style style:name="P208" style:parent-style-name="Standard" style:family="paragraph">
      <style:paragraph-properties fo:text-align="end"/>
      <style:text-properties fo:color="#000000"/>
    </style:style>
    <style:style style:name="P209" style:parent-style-name="Standard" style:family="paragraph">
      <style:paragraph-properties fo:text-align="end"/>
      <style:text-properties fo:color="#000000"/>
    </style:style>
    <style:style style:name="P210" style:parent-style-name="Standard" style:family="paragraph">
      <style:paragraph-properties fo:text-align="end"/>
      <style:text-properties fo:color="#000000"/>
    </style:style>
    <style:style style:name="P211" style:parent-style-name="Standard" style:family="paragraph">
      <style:paragraph-properties fo:text-align="end"/>
      <style:text-properties fo:color="#000000"/>
    </style:style>
    <style:style style:name="P212" style:parent-style-name="Standard" style:family="paragraph">
      <style:paragraph-properties fo:text-align="end"/>
    </style:style>
    <style:style style:name="P213" style:parent-style-name="Standard" style:family="paragraph">
      <style:paragraph-properties fo:text-align="end"/>
    </style:style>
    <style:style style:name="P214" style:parent-style-name="Standard" style:family="paragraph">
      <style:paragraph-properties fo:text-align="end"/>
    </style:style>
    <style:style style:name="P215" style:parent-style-name="Standard" style:family="paragraph">
      <style:paragraph-properties fo:text-align="end"/>
    </style:style>
    <style:style style:name="P216" style:parent-style-name="Standard" style:family="paragraph">
      <style:paragraph-properties fo:text-align="end"/>
    </style:style>
    <style:style style:name="P217" style:parent-style-name="Standard" style:family="paragraph">
      <style:paragraph-properties fo:text-align="end"/>
    </style:style>
    <style:style style:name="P218" style:parent-style-name="Standard" style:family="paragraph">
      <style:paragraph-properties fo:text-align="end"/>
    </style:style>
    <style:style style:name="P219" style:parent-style-name="Standard" style:family="paragraph">
      <style:paragraph-properties fo:text-align="end"/>
    </style:style>
    <style:style style:name="P220" style:parent-style-name="Standard" style:family="paragraph">
      <style:paragraph-properties fo:text-align="end"/>
    </style:style>
    <style:style style:name="P221" style:parent-style-name="Standard" style:family="paragraph">
      <style:paragraph-properties fo:text-align="end"/>
      <style:text-properties fo:font-weight="bold" style:font-weight-asian="bold" style:font-weight-complex="bold"/>
    </style:style>
    <style:style style:name="P222" style:parent-style-name="Standard" style:family="paragraph">
      <style:paragraph-properties fo:text-align="end"/>
      <style:text-properties fo:font-weight="bold" style:font-weight-asian="bold" style:font-weight-complex="bold"/>
    </style:style>
    <style:style style:name="P223" style:parent-style-name="Standard" style:family="paragraph">
      <style:paragraph-properties fo:text-align="end"/>
      <style:text-properties fo:font-weight="bold" style:font-weight-asian="bold" style:font-weight-complex="bold"/>
    </style:style>
    <style:style style:name="P224" style:parent-style-name="Standard" style:family="paragraph">
      <style:paragraph-properties fo:text-align="end"/>
      <style:text-properties fo:font-weight="bold" style:font-weight-asian="bold" style:font-weight-complex="bold"/>
    </style:style>
    <style:style style:name="P225" style:parent-style-name="Standard" style:family="paragraph">
      <style:paragraph-properties fo:text-align="end"/>
      <style:text-properties fo:font-weight="bold" style:font-weight-asian="bold" style:font-weight-complex="bold"/>
    </style:style>
  </office:automatic-styles>
  <office:body>
    <office:text text:use-soft-page-breaks="true">
      <text:p text:style-name="P1"/>
      <text:p text:style-name="Standard"/>
      <text:p text:style-name="Standard"/>
      <text:p text:style-name="Standard"/>
      <text:p text:style-name="Standard"/>
      <text:p text:style-name="P4">Université Paris-Est Marne-la-Vallée</text:p>
      <text:p text:style-name="P5"/>
      <text:p text:style-name="P6"/>
      <text:p text:style-name="P7"><text:s/></text:p>
      <text:p text:style-name="P8"/>
      <text:p text:style-name="P9"><text:s text:c="2"/><text:span text:style-name="T10"><text:s/>Projet : Isola</text:span></text:p>
      <text:p text:style-name="P11"/>
      <text:p text:style-name="P12"/>
      <text:p text:style-name="P13">Années 2015-2016</text:p>
      <text:p text:style-name="P14">L1 Mathématique et informatique</text:p>
      <text:p text:style-name="P15"/>
      <text:p text:style-name="P16"/>
      <text:p text:style-name="P17"/>
      <text:p text:style-name="P18"/>
      <text:p text:style-name="P19"/>
      <text:p text:style-name="P20"/>
      <text:p text:style-name="P21"/>
      <text:p text:style-name="P22"/>
      <text:p text:style-name="P23"/>
      <text:p text:style-name="P24"/>
      <text:p text:style-name="Standard">Élaborés par : <text:s/>Olivier Coujandassamy</text:p>
      <text:p text:style-name="Standard"><text:s text:c="23"/>Mattéo Francescon</text:p>
      <text:p text:style-name="P25"/>
      <text:p text:style-name="P26"/>
      <text:p text:style-name="P27"/>
      <text:p text:style-name="Standard">Elèves de : TDe</text:p>
      <text:p text:style-name="Standard"><text:s text:c="17"/>TP6</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text:s text:c="153"/></text:p>
      <text:p text:style-name="P43"><text:s text:c="7"/><text:s text:c="144"/></text:p>
      <text:p text:style-name="P44"/>
      <text:p text:style-name="P45"/>
      <text:soft-page-break/>
      <text:p text:style-name="P46">Sommaire :</text:p>
      <text:p text:style-name="P47"/>
      <text:p text:style-name="P48"/>
      <text:p text:style-name="P49"/>
      <text:p text:style-name="P50"/>
      <text:p text:style-name="P51">1- Manuel d'utilisation</text:p>
      <text:p text:style-name="Standard"/>
      <text:p text:style-name="P52">2– Les grandes fonctions :</text:p>
      <text:p text:style-name="P53"/>
      <text:list text:style-name="LFO1" text:continue-numbering="true">
        <text:list-item>
          <text:p text:style-name="P54">Le dictionnaire</text:p>
        </text:list-item>
        <text:list-item>
          <text:p text:style-name="P55">La fonction SortirCase</text:p>
        </text:list-item>
        <text:list-item>
          <text:p text:style-name="P56">La fonction placer pion</text:p>
        </text:list-item>
        <text:list-item>
          <text:p text:style-name="P57">La fonction détruire case</text:p>
        </text:list-item>
        <text:list-item>
          <text:p text:style-name="P58">La fonction limite</text:p>
        </text:list-item>
        <text:list-item>
          <text:p text:style-name="P59">Les fonctions vérification et vérification2</text:p>
        </text:list-item>
        <text:list-item>
          <text:p text:style-name="P60">La fonction jeuP1P2</text:p>
        </text:list-item>
        <text:list-item>
          <text:p text:style-name="P61">La fonction botPlacer</text:p>
        </text:list-item>
        <text:list-item>
          <text:p text:style-name="P62">La fonction botDetruire</text:p>
        </text:list-item>
        <text:list-item>
          <text:p text:style-name="P63">La fonction jeuP1Bot</text:p>
        </text:list-item>
        <text:list-item>
          <text:p text:style-name="P64">La fonction rejouer</text:p>
        </text:list-item>
      </text:list>
      <text:p text:style-name="Standard"/>
      <text:p text:style-name="P65"/>
      <text:p text:style-name="P66">3– Game design :</text:p>
      <text:p text:style-name="P67"/>
      <text:list text:style-name="LFO2" text:continue-numbering="true">
        <text:list-item>
          <text:p text:style-name="P68">Le Menu</text:p>
        </text:list-item>
        <text:list-item>
          <text:p text:style-name="P69">Le<text:s/>Plateau de jeux</text:p>
        </text:list-item>
        <text:list-item>
          <text:p text:style-name="P70">Les textes</text:p>
        </text:list-item>
      </text:list>
      <text:p text:style-name="Standard"/>
      <text:p text:style-name="P71">4- Difficulté rencontrées </text:p>
      <text:p text:style-name="P72"/>
      <text:p text:style-name="P73">5- Amélioration apporté</text:p>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
      <text:soft-page-break/>
      <text:p text:style-name="P76">1- Manuel :</text:p>
      <text:p text:style-name="P77"/>
      <text:p text:style-name="P78"/>
      <text:p text:style-name="P79">Le jeu<text:s/>isola ce joue à tour de rôle dans lequel deux joueurs sont engagés l'un contre l'autre, vous devrez dans ce jeux tout d'abord placer votre pion sur un plateau de jeux avec un nombre de ligne et de colonne entre 4 et 10 que vous choisirez, lorsque votre pion seront placé votre but sera d'emprisonné l'adversaire pour cela au début de chaque tour un joueur pourra bouger son pion au maximum d'une case et de détruire une case du plateau qui sera inutilisable par les deux joueurs. Dans<text:s/>ce jeu<text:s/>d'isolat vous aurez la possibilité de jouer joueur contre joueur ou de joueur contre une intelligence artificielle.</text:p>
      <text:p text:style-name="P80"/>
      <text:p text:style-name="P81"/>
      <text:p text:style-name="P82"/>
      <text:p text:style-name="P83"/>
      <text:p text:style-name="P84">2- Les grandes fonctions :</text:p>
      <text:p text:style-name="P85"/>
      <text:list text:style-name="LFO3" text:continue-numbering="true">
        <text:list-item>
          <text:p text:style-name="P86">Le<text:s/>dictionnaire, on prend les valeurs de toutes les cases puis on les transforme en str pour leurs donner un nom que l'on va rentrer dans le dictionnaire et les cases qui ne feront pas partie du plateau auront le dictionnaire égal à a 0 et les autres cases du<text:s/>plateau auront le dictionnaire égal à 1 les cases du plateau sont limités grâce *******</text:p>
        </text:list-item>
      </text:list>
      <text:p text:style-name="P87"/>
      <text:list text:style-name="LFO4" text:continue-numbering="true">
        <text:list-item>
          <text:p text:style-name="P88">La fonction sortir case va renvoyer un x et un y à lorsque l'on clique grâce à un return, si l'utilisateur clique en dehors du<text:s/>plateau (donc avec le dictionnaire égal<text:s/>à 0) l'opération<text:s/>recommencera grâce<text:s/>à un while. Ces coordonnées qui vont notamment servir pour donner les valeurs de x et y pour la fonction placer pion.</text:p>
        </text:list-item>
      </text:list>
      <text:p text:style-name="P89"/>
      <text:list text:style-name="LFO5" text:continue-numbering="true">
        <text:list-item>
          <text:p text:style-name="P90">La fonction placer pion vas tout d'abord rendre la case ou l'on a placer le pion inutilisable pour<text:s/>ne pas empiler les pions et donc mettre la valeur correspondante à la clé du dico égal à 0, ensuite les coordonnées pour placer le pion seront données grâce à la fonction sortir case qui donneront le x et le y pour placer le pion et créer un cercle de la taille d'une case.</text:p>
        </text:list-item>
      </text:list>
      <text:p text:style-name="P91"/>
      <text:list text:style-name="LFO5" text:continue-numbering="true">
        <text:list-item>
          <text:p text:style-name="P92">La fonction detruireCase vas rendre une case inutilisable grâce au dictionnaire qui va donner la valeur correspondante<text:s/>à la clé égale<text:s/>à 0<text:s/>donc la case fera plus partie du plateau de jeux, ensuite on utilisera encore une fois la fonction<text:s/>sortirCase pour donner les coordonnées de la case à détruire, lorsque les coordonnées seront donner un simple rectangle noir de la taille d'une case sera<text:s/>créé<text:s/>grâce à la fonction rectangle peuplement.</text:p>
        </text:list-item>
      </text:list>
      <text:p text:style-name="P93"/>
      <text:list text:style-name="LFO5" text:continue-numbering="true">
        <text:list-item>
          <text:p text:style-name="P94">La fonction limite va servir à limiter le déplacement<text:s/>des pions à une seule case. Pour cella fonction va tout d'abord analyser quel joueur est<text:s/>en train<text:s/>de jouer si joueur est impaire. Ensuite la fonction va analyser les coordonnées de la case demander par le joueur et les coordonnées de la case du tour d'avant<text:s/>et si les nouvelles coordonnées sont<text:s/>supérieures ou inférieures<text:s/>de 1 à celle du tour d'avant alors rien ne se passe et la fonction placerPion ne marchera pas sinon le pion sera placé.</text:p>
        </text:list-item>
      </text:list>
      <text:p text:style-name="P95"/>
      <text:list text:style-name="LFO5" text:continue-numbering="true">
        <text:list-item>
          <text:p text:style-name="P96">La fonction vérification va vérifier si un des deux joueurs ne peux plus effectuer de mouvement et donc la fin de la partie pour cela ***************</text:p>
        </text:list-item>
      </text:list>
      <text:p text:style-name="P97"/>
      <text:p text:style-name="P98"/>
      <text:p text:style-name="P99"/>
      <text:soft-page-break/>
      <text:list text:style-name="LFO5" text:continue-numbering="true">
        <text:list-item>
          <text:p text:style-name="P100">La fonction jeuP1P2 et la fonction qui va faire jouer un joueur 1 contre un joueur 2 lorsque cette option est choisie dans le menu. Cette fonction va tout d'abord attribuer les<text:s/>couleurs et le tag de chaque joueur notamment pour le cercle, c'est également une grande boucle qui à chaque tour exercera<text:s/>toutes les fonctions suivantes<text:s/>pour un joueur et le joueur évalué change à chaque fois que la boucle est<text:s/>finie<text:s/>c'est pourquoi au début de la fonction elle attribue un nom et une couleur. Ensuite les deux joueurs placeront leurs pions puis lorsque les deux pions seront placer la fonction limite sera activés à chaque fois qu'un joueur déplace son pion et également la fonction vérification<text:s/>prendra aussi effet pour que à chaque tour analyser si la partie est terminé ou non. Puis à chaque déplacement la valeur correspondante à la clé du dico à l'emplacement du tour d'avant retourne à 1 pour pourvoir réutiliser la case. La fonction detruireCase prendra effet à chaque fois qu'un joueur déplacera son pion.</text:p>
        </text:list-item>
      </text:list>
      <text:p text:style-name="P101"/>
      <text:list text:style-name="LFO5" text:continue-numbering="true">
        <text:list-item>
          <text:p text:style-name="P102">La fonction botPlacer va renvoyer des coordonnées, si c'est le premier tour elle renverra une coordonnées aléatoire grâce à la fonction random mais à partir du deuxième tour elle renvoie une coordonné aléatoire aussi mais à<text:s/>côté<text:s/>de celle d'avant, et également testé si<text:s/>la coordonnée<text:s/>correspond déjà à<text:s/>une case occupée<text:s/>ou détruite alors elle recommencera tant que<text:s/>la coordonnée<text:s/>correspondra pas à une case vide.</text:p>
        </text:list-item>
      </text:list>
      <text:p text:style-name="P103"/>
      <text:list text:style-name="LFO5" text:continue-numbering="true">
        <text:list-item>
          <text:p text:style-name="P104">La fonction botDetruire renvoie aussi des coordonnées aléatoire grâce à la fonction random sous forme de str pour pouvoir l'entrer dans un dico mais elle analysera aussi si la coordonnée ne correspond pas<text:s/>déjà à<text:s/>une place occupée ou une case détruire.</text:p>
        </text:list-item>
      </text:list>
      <text:p text:style-name="P105"/>
      <text:list text:style-name="LFO5" text:continue-numbering="true">
        <text:list-item>
          <text:p text:style-name="P106">La fonction jeuP1Bot la fonction va analyser tout d'abord si c'est au tour du bot ou du joueur de jouer dans cette partie nous verrons seulement le tour du bot car nous avons déjà vu le tour du joueur auparavant. La fonction va analyser a quel joueur est-ce le tour de jouer et définir les couleurs et le tag en fonction du joueur, si c'est le tour du bot on va donner coordonnées du <text:s/>placement grâce a botPlacer et ensuite on place grâce à la fonction placerPion, ensuite on va rendre la case du tour précédent utilisable et détruire une case grâce<text:s/>à botDetruire pour les coordonnées et detruireCase pour détruire, si c'est le tour 2 la vérification2 sera exercé à chaque tour pour renvoyer 'yes' ou 'no' pour mettre fin à la partir ou non.</text:p>
        </text:list-item>
        <text:list-item>
          <text:p text:style-name="P107">La fonction rejouer permet au vainqueur de choisir<text:s/>s’il<text:s/>veut rejouer ou non, Pour cela 3 rectangles seront<text:s/>créés<text:s/>avec<text:s/>un rectangle<text:s/>pour rejouer un autre pour indiquer qui gagne et l'autre pour indiquer quitter. Les rectangles avec rejouer et quitter seront limiter par des cliques aux extrémités si l'on clique sur le<text:s/>rectangle rejouer 'yes' sera renvoyé si l'on clique sur le rectangle quitter 'no' sera renvoyé.</text:p>
        </text:list-item>
      </text:list>
      <text:p text:style-name="P108"/>
      <text:p text:style-name="P109"/>
      <text:p text:style-name="P110"/>
      <text:p text:style-name="P111"/>
      <text:p text:style-name="P112"><text:span text:style-name="T113">2- Le game Design :</text:span></text:p>
      <text:p text:style-name="P114"/>
      <text:p text:style-name="P115"/>
      <text:list text:style-name="LFO6" text:continue-numbering="true">
        <text:list-item>
          <text:list>
            <text:list-item>
              <text:p text:style-name="P116">Nous avons<text:s/>décidé<text:s/>de créer un menu pour l'amélioration jouer contre un bot ou l'on pourra choisir notre mode de jeux. Pour cela nous<text:s/>avons<text:s/>créé<text:s/>une fonction settings qui va faire<text:s/>plusieurs rectangles<text:s/>de couleur qui seront délimité par des cliques ou l'on<text:s/>donne<text:s/>les coordonnées des<text:s/>extrémités<text:s/>du rectangle avec xClique et yClique. Ensuite on a<text:s/>mis<text:s/>la sélection du mode de jeux qui change<text:s/>en fonction de l'endroit<text:s/>où<text:s/>l'on clique grâce à la variable coligne qui change en fonction de la flèche ou l'on clique.</text:p>
            </text:list-item>
          </text:list>
        </text:list-item>
      </text:list>
      <text:p text:style-name="P117"/>
      <text:p text:style-name="P118"><text:s/></text:p>
      <text:list text:style-name="LFO6" text:continue-numbering="true">
        <text:list-item>
          <text:list>
            <text:list-item>
              <text:p text:style-name="P119">Le plateau est simplement des lignes que l'on a fait grâce à la fonction lignes, pour cela<text:s/><text:soft-page-break/>on demande le nombre de colonne et de<text:s/>lignes puis dans les paramètres de la ligne on<text:s/>prend<text:s/>en compte que le plateau ne fait pas<text:s/>toute la<text:s/>page, car nous avons gardés de l'espace pour les textes.</text:p>
            </text:list-item>
          </text:list>
        </text:list-item>
      </text:list>
      <text:p text:style-name="P120"/>
      <text:list text:style-name="LFO6" text:continue-numbering="true">
        <text:list-item>
          <text:list>
            <text:list-item>
              <text:p text:style-name="P121">Les textes sont présent grâce à la commande texte de upemtk. Nous avons mis des textes sur tous les rectangles du menu pour « présenter »<text:s/>les différentes possibilités<text:s/>du jeu<text:s/>à l'utilisateur mais aussi à chaque tour de jeux est indiqué ce que dois faire l'utilisateur et à qui est-ce de jouer sur la bordure droite de la fenêtre de jeux. Enfin des textes<text:s/>ont été mis a la fin dans les 3 rectangles pour indiquer les possibilités rejouer ou quitter et qui à gagner.</text:p>
            </text:list-item>
          </text:list>
        </text:list-item>
      </text:list>
      <text:p text:style-name="P122"/>
      <text:p text:style-name="P123"/>
      <text:p text:style-name="P124"/>
      <text:p text:style-name="P125"/>
      <text:p text:style-name="P126"><text:span text:style-name="T127">4- Les difficultés rencontrées :</text:span></text:p>
      <text:p text:style-name="P128"/>
      <text:p text:style-name="P129"/>
      <text:list text:style-name="LFO7" text:continue-numbering="true">
        <text:list-item>
          <text:list>
            <text:list-item>
              <text:p text:style-name="P130"><text:span text:style-name="T131">Nous avons tout d'abord<text:s/></text:span><text:span text:style-name="T132">rencontré</text:span><text:span text:style-name="T133"><text:s/>des difficultés avec le dictionnaire puisque nous n'arrivions pas nommer</text:span><text:span text:style-name="T134"><text:s/>les cases du plateau ce qui est<text:s/></text:span><text:span text:style-name="T135">primordiale</text:span><text:span text:style-name="T136"><text:s/>dans le projet qu'est isola pour remédier à ce problème nous avons lu le cours de la fac sur le site de l'upem. Nous avions fait un dictionnaire au départ que nous<text:s/></text:span><text:span text:style-name="T137">avons</text:span><text:span text:style-name="T138"><text:s/>finalement<text:s/></text:span><text:span text:style-name="T139">dû</text:span><text:span text:style-name="T140"><text:s/>changer car il ne prenait pa</text:span><text:span text:style-name="T141">s en compte les autour du plateau pour que la vérification marche dans les coins et contre le mur.</text:span></text:p>
            </text:list-item>
          </text:list>
        </text:list-item>
      </text:list>
      <text:p text:style-name="P142"/>
      <text:list text:style-name="LFO7" text:continue-numbering="true">
        <text:list-item>
          <text:list>
            <text:list-item>
              <text:p text:style-name="P143"><text:span text:style-name="T144">La seconde difficulté rencontrée</text:span><text:span text:style-name="T145"><text:s/></text:span><text:span text:style-name="T146">a</text:span><text:span text:style-name="T147"><text:s/>été de limiter<text:s/></text:span><text:span text:style-name="T148">le déplacement</text:span><text:span text:style-name="T149"><text:s/>des pions à une seule case problème qui a été résolu après plusieurs tentative et à force<text:s/></text:span><text:span text:style-name="T150">d'</text:span><text:span text:style-name="T151">essayer</text:span><text:span text:style-name="T152"><text:s/></text:span><text:span text:style-name="T153">plusieurs choses</text:span><text:span text:style-name="T154"><text:s/>mais lorsque l'on avait<text:s/></text:span><text:span text:style-name="T155">réussi</text:span><text:span text:style-name="T156"><text:s/>une fois c'était beaucoup plus facile pour les fois d'après.</text:span></text:p>
            </text:list-item>
          </text:list>
        </text:list-item>
      </text:list>
      <text:p text:style-name="P157"/>
      <text:list text:style-name="LFO8" text:continue-numbering="true">
        <text:list-item>
          <text:list>
            <text:list-item>
              <text:p text:style-name="P158"><text:span text:style-name="T159">Nous avons eu du mal avec la vérification pour vérifier si un pion peut encore bouger ou non car il fallait vérifier avec les coordonnées</text:span><text:span text:style-name="T160"><text:s/>de l'autre pion donc les sauvegarder et ça nous a poser<text:s/></text:span><text:span text:style-name="T161">quelque problème</text:span><text:span text:style-name="T162">, pour trouver la solution nous avons<text:s/></text:span><text:span text:style-name="T163">essayé</text:span><text:span text:style-name="T164"><text:s/>plusieurs techniques.</text:span></text:p>
            </text:list-item>
          </text:list>
        </text:list-item>
      </text:list>
      <text:p text:style-name="P165"/>
      <text:p text:style-name="P166"/>
      <text:p text:style-name="P167"/>
      <text:p text:style-name="P168"/>
      <text:p text:style-name="P169"/>
      <text:p text:style-name="P170">5- Amélioration apporté :</text:p>
      <text:p text:style-name="P171"/>
      <text:list text:style-name="LFO9" text:continue-numbering="true">
        <text:list-item>
          <text:list>
            <text:list-item>
              <text:p text:style-name="P172">Nous avons<text:s/>créé<text:s/>une intelligence artificielle pour pouvoir joueur<text:s/>contre<text:s/>un bot</text:p>
            </text:list-item>
          </text:list>
        </text:list-item>
      </text:list>
      <text:p text:style-name="P173"/>
      <text:list text:style-name="LFO9" text:continue-numbering="true">
        <text:list-item>
          <text:list>
            <text:list-item>
              <text:p text:style-name="P174">Nous avons aussi créé un menu dans lequel l'on peut<text:s/>choisir<text:s/>les différentes options suivantes :</text:p>
            </text:list-item>
          </text:list>
        </text:list-item>
      </text:list>
      <text:p text:style-name="P175"><text:s text:c="9"/>- <text:s/>Couleur du<text:s/>plateau</text:p>
      <text:p text:style-name="P176"><text:s text:c="9"/>- <text:s/>Couleur des lignes <text:s text:c="96"/></text:p>
      <text:p text:style-name="P177"><text:s text:c="9"/>- <text:s/>Couleur du fond</text:p>
      <text:p text:style-name="P178"><text:s text:c="9"/>- <text:s/>Choix du mode de jeux P1 vs P2 ou P1 vs IA</text:p>
      <text:p text:style-name="P179"><text:s text:c="9"/>- <text:s/>Choix du nombre de lignes et colonnes (4 à 10)</text:p>
      <text:p text:style-name="P180"><text:s text:c="9"/>- <text:s/>Choix du nom des deux joueurs</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text-align="center"/>
    </style:style>
    <style:style style:name="T3" style:parent-style-name="Policepardéfaut" style:family="text">
      <style:text-properties fo:font-size="8pt" style:font-size-asian="8pt" style:font-size-complex="8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
      </style:header>
      <style:footer>
        <text:p text:style-name="Pieddepage"><draw:custom-shape svg:x="0in" svg:y="0in" svg:width="0.40278in" svg:height="0.3in" draw:z-index="251659264" draw:id="id0" draw:style-name="a0" draw:name="Rectangle : carré corné 1" text:anchor-type="paragraph"><svg:title/><svg:desc/><text:p text:style-name="P2"><text:span text:style-name="T3"><text:page-number text:fixed="false">2</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escon Mattéo</meta:initial-creator>
    <dc:creator>Mattéo Francescon</dc:creator>
    <meta:creation-date>2016-01-04T20:44:00Z</meta:creation-date>
    <dc:date>2017-12-16T17:09:00Z</dc:date>
    <meta:template xlink:href="Normal" xlink:type="simple"/>
    <meta:editing-cycles>8</meta:editing-cycles>
    <meta:editing-duration>PT16800S</meta:editing-duration>
    <meta:document-statistic meta:page-count="6" meta:paragraph-count="19" meta:word-count="1474" meta:character-count="9565" meta:row-count="67" meta:non-whitespace-character-count="8110"/>
  </office:meta>
</office:document-meta>
</file>